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sans-serif" svg:font-family="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size="12pt" fo:font-weight="bold" style:font-size-asian="12pt" style:font-weight-asian="bold" style:font-size-complex="12pt" style:font-weight-complex="bold"/>
    </style:style>
    <style:style style:name="P2" style:family="paragraph" style:parent-style-name="Preformatted_20_Text">
      <style:paragraph-properties fo:margin-top="0cm" fo:margin-bottom="0.499cm" fo:text-align="start" style:justify-single-word="false" style:writing-mode="lr-tb"/>
      <style:text-properties style:font-name="Arial" fo:font-size="12pt" fo:language="de" fo:country="DE" style:font-size-asian="12pt" style:font-size-complex="12pt"/>
    </style:style>
    <style:style style:name="P3" style:family="paragraph" style:parent-style-name="Preformatted_20_Text">
      <style:paragraph-properties fo:margin-top="0cm" fo:margin-bottom="0.499cm" fo:text-align="start" style:justify-single-word="false" style:writing-mode="lr-tb"/>
      <style:text-properties style:font-name="Arial" fo:font-size="12pt" fo:language="de" fo:country="DE" fo:font-weight="bold" style:font-size-asian="12pt" style:font-weight-asian="bold" style:font-size-complex="12pt" style:font-weight-complex="bold"/>
    </style:style>
    <style:style style:name="P4" style:family="paragraph" style:parent-style-name="Preformatted_20_Text">
      <style:paragraph-properties fo:margin-top="0cm" fo:margin-bottom="0.499cm" fo:text-align="start" style:justify-single-word="false" style:writing-mode="lr-tb"/>
      <style:text-properties style:font-name="Arial" fo:font-size="12pt" style:font-size-asian="12pt" style:font-size-complex="12pt"/>
    </style:style>
    <style:style style:name="P5" style:family="paragraph" style:parent-style-name="Preformatted_20_Text">
      <style:paragraph-properties fo:margin-top="0cm" fo:margin-bottom="0.499cm" fo:text-align="start" style:justify-single-word="false" style:writing-mode="lr-tb"/>
      <style:text-properties style:font-name="Arial" fo:font-size="12pt" fo:font-weight="bold" style:font-size-asian="12pt" style:font-weight-asian="bold" style:font-size-complex="12pt" style:font-weight-complex="bold"/>
    </style:style>
    <style:style style:name="P6" style:family="paragraph" style:parent-style-name="Preformatted_20_Text">
      <style:paragraph-properties fo:text-align="start" style:justify-single-word="false" style:writing-mode="lr-tb"/>
      <style:text-properties style:font-name="Arial" fo:font-size="12pt" fo:language="de" fo:country="DE" fo:font-weight="bold" style:font-size-asian="12pt" style:font-weight-asian="bold" style:font-size-complex="12pt" style:font-weight-complex="bold"/>
    </style:style>
    <style:style style:name="T1" style:family="text">
      <style:text-properties fo:language="de" fo:country="DE"/>
    </style:style>
    <style:style style:name="T2" style:family="text">
      <style:text-properties fo:font-variant="normal" fo:text-transform="none" fo:color="#333333" style:font-name="sans-serif" fo:font-size="18pt" fo:letter-spacing="normal" fo:font-style="normal" fo:font-weight="bold"/>
    </style:style>
    <style:style style:name="T3" style:family="text">
      <style:text-properties fo:font-variant="normal" fo:text-transform="none" fo:color="#333333" fo:font-size="18pt" fo:letter-spacing="normal" fo:font-style="normal" fo:font-weight="bold"/>
    </style:style>
    <style:style style:name="T4" style:family="text">
      <style:text-properties fo:font-variant="normal" fo:text-transform="none" fo:color="#333333" fo:letter-spacing="normal" fo:font-style="normal" fo:font-weight="bold"/>
    </style:style>
    <style:style style:name="T5" style:family="text">
      <style:text-properties fo:font-weight="bold" style:font-weight-asian="bold" style:font-weight-complex="bol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ulnerability</text:p>
      <text:p text:style-name="P1"/>
      <text:p text:style-name="P2"><text:bookmark text:name="tw-target-text"/>Eine Schwachstelle, die ein Cyberangriff ausnutzen kann, um sich unbefugten Zugriff auf ein Computersystem zu verschaffen oder unbefugte Aktionen darauf durchzuführen. Schwachstellen können es Angreifern ermöglichen, Code auszuführen, Malware zu installieren, auf den Speicher eines Systems zuzugreifen und sensible Daten zu stehlen, zu ändern oder zu zerstören.</text:p>
      <text:p text:style-name="P2"/>
      <text:p text:style-name="P1">Exploit</text:p>
      <text:p text:style-name="P1"/>
      <text:p text:style-name="P4"><text:bookmark text:name="tw-target-text1"/><text:span text:style-name="T1">Eine bösartige Anwendung oder ein bösartiges Skript, das die Schwachstelle eines Computers ausnutzen kann.</text:span></text:p>
      <text:p text:style-name="P5"><text:span text:style-name="T1">Breach</text:span><text:bookmark text:name="tw-target-text2"/><text:span text:style-name="T1"> </text:span></text:p>
      <text:p text:style-name="P4"><text:span text:style-name="T1">Der Moment, in dem ein Hacker eine Schwachstelle in einem Computer oder Gerät erfolgreich ausnutzt und Zugriff auf dessen Dateien und Netzwerk erhält.</text:span></text:p>
      <text:p text:style-name="P4"><text:span text:style-name="T1"/></text:p>
      <text:p text:style-name="P2"><text:bookmark text:name="tw-target-text3"/>F<text:span text:style-name="T5">irewall </text:span></text:p>
      <text:p text:style-name="P2">Eine defensive Technologie, entweder Hardware oder Software, die darauf ausgelegt ist, Bösewichte fernzuhalten.</text:p>
      <text:p text:style-name="P2"/>
      <text:p text:style-name="P3"><text:bookmark text:name="tw-target-text4"/>Malware </text:p>
      <text:p text:style-name="P4"><text:span text:style-name="T1">Ein Überbegriff für alle Formen bösartiger Software, die darauf abzielt, einen Computer zu beschädigen oder auf Daten zuzugreifen. Zu den häufigsten Formen gehören Viren, Trojaner, Würmer und Ransomware.</text:span></text:p>
      <text:p text:style-name="P4"><text:span text:style-name="T1"/></text:p>
      <text:p text:style-name="P3"><text:bookmark text:name="tw-target-text5"/>Virus</text:p>
      <text:p text:style-name="P2">Eine Art von Malware, die darauf abzielt, Informationen auf einem Computer zu beschädigen, zu löschen oder zu ändern, bevor sie an andere weitergegeben wird. In den letzten Jahren haben Viren jedoch physische Schäden verursacht.</text:p>
      <text:p text:style-name="P2"/>
      <text:p text:style-name="P3"><text:bookmark text:name="tw-target-text6"/>Ransomware</text:p>
      <text:p text:style-name="P2">Eine Form von Malware, die Sie absichtlich daran hindert, auf Ihre Computerdateien zuzugreifen, und so Ihre Daten als Geiseln hält. In der Regel werden Dateien verschlüsselt und die Zahlung eines Lösegelds verlangt, um sie zu entschlüsseln oder wiederherzustellen.</text:p>
      <text:p text:style-name="P2"><text:span text:style-name="T4">Trojan Horse</text:span> </text:p>
      <text:section text:style-name="Sect1" text:name="tw-target-text-container">
        <text:p text:style-name="P4"><text:span text:style-name="T1">Eine Malware, die es einem Hacker ermöglicht, über eine „Hintertür“ aus der Ferne auf einen Computer zuzugreifen.</text:span></text:p>
        <text:p text:style-name="P3"><text:bookmark text:name="tw-target-text7"/><text:soft-page-break/>Bot/Botnet</text:p>
        <text:p text:style-name="P4"><text:span text:style-name="T1">Eine Art Softwareanwendung oder Skript, die auf Befehl Aufgaben ausführt und es einem Remote-Angreifer ermöglicht, die vollständige Kontrolle über einen Computer zu übernehmen. Eine Ansammlung dieser infizierten Computer wird als „Botnet“ bezeichnet und vom Hacker oder „Bot-Herder“ kontrolliert.</text:span></text:p>
        <text:p text:style-name="P4"><text:span text:style-name="T1"/></text:p>
        <text:p text:style-name="P3"><text:bookmark text:name="tw-target-text8"/>Glossar zu Cyberbedrohungen</text:p>
        <text:p text:style-name="P6">DDoS</text:p>
        <text:p text:style-name="P4"><text:span text:style-name="T1">Dieses Akronym steht für Distributed Denial of Service – eine Form des Cyberangriffs. Ziel dieses Angriffs ist es, einen Dienst wie eine Website unbrauchbar zu machen, indem er mit bösartigem Datenverkehr oder Daten aus mehreren Quellen (häufig Botnets) überflutet wird.</text:span></text:p>
        <text:p text:style-name="P5"><text:span text:style-name="T1"/></text:p>
        <text:p text:style-name="P3"><text:bookmark text:name="tw-target-text9"/>Clickjacking</text:p>
        <text:p text:style-name="P2">Ein Hackerangriff, der Opfer dazu verleitet, unbeabsichtigt auf einen schädlichen Link oder eine bösartige Schaltfläche zu klicken, der normalerweise als harmloses Element getarnt wird.</text:p>
        <text:p text:style-name="P3"><text:bookmark text:name="tw-target-text-container"/><text:bookmark text:name="tw-target-text10"/>Phishing oder Spear-Phishing</text:p>
        <text:section text:style-name="Sect1" text:name="Bereich1">
          <text:p text:style-name="P4"><text:span text:style-name="T1">Eine von Hackern eingesetzte Technik, um Menschen dazu zu bringen, vertrauliche Informationen preiszugeben. Dazu können E-Mails gehören, die darauf abzielen, Personen zur Preisgabe persönlicher oder vertraulicher Daten wie Passwörter und Bankkontoinformationen zu verleiten.</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sans-serif" svg:font-family="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164cm" fo:margin-bottom="1.071cm" fo:margin-left="0.9cm" fo:margin-right="1.208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0M29S</meta:editing-duration>
    <meta:editing-cycles>3</meta:editing-cycles>
    <meta:generator>OpenOffice/4.1.14$Win32 OpenOffice.org_project/4114m1$Build-9811</meta:generator>
    <dc:date>2023-11-20T14:12:03.56</dc:date>
    <meta:document-statistic meta:table-count="0" meta:image-count="0" meta:object-count="0" meta:page-count="2" meta:paragraph-count="25" meta:word-count="367" meta:character-count="2715"/>
    <dc:creator>kaos sevdalisi</dc:creator>
    <meta:user-defined meta:name="Info 1"/>
    <meta:user-defined meta:name="Info 2"/>
    <meta:user-defined meta:name="Info 3"/>
    <meta:user-defined meta:name="Info 4"/>
  </office:meta>
</office:document-meta>
</file>